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1in"/>
    </style:style>
    <style:style style:name="co3" style:family="table-column">
      <style:table-column-properties fo:break-before="auto" style:column-width="2.648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1.1043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2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number-columns-repeated="4" table:default-cell-style-name="ce6"/>
        <table:table-column table:style-name="co6" table:number-columns-repeated="3" table:default-cell-style-name="ce9"/>
        <table:table-column table:style-name="co1" table:default-cell-style-name="ce6"/>
        <table:table-column table:style-name="co1" table:number-columns-repeated="1013" table:default-cell-style-name="Default"/>
        <table:table-row table:style-name="ro2">
          <table:table-cell table:style-name="ce1" office:value-type="string">
            <text:p>Klondike 1 - Nano ASIC Miner</text:p>
          </table:table-cell>
          <table:table-cell table:number-columns-repeated="1023"/>
        </table:table-row>
        <table:table-row table:style-name="ro3">
          <table:table-cell table:style-name="ce2"/>
          <table:table-cell table:number-columns-repeated="1023"/>
        </table:table-row>
        <table:table-row table:style-name="ro5">
          <table:table-cell table:style-name="ce3" office:value-type="string">
            <text:p>Preliminary Parts List</text:p>
          </table:table-cell>
          <table:table-cell table:style-name="ce5"/>
          <table:table-cell table:style-name="ce7" table:number-columns-repeated="5"/>
          <table:table-cell table:style-name="ce10" table:number-columns-repeated="3"/>
          <table:table-cell table:style-name="ce7"/>
          <table:table-cell table:style-name="ce5" table:number-columns-repeated="1013"/>
        </table:table-row>
        <table:table-row table:style-name="ro5">
          <table:table-cell table:number-columns-repeated="7"/>
          <table:table-cell table:number-columns-repeated="3" table:style-name="ce10" office:value-type="string">
            <text:p>Cost</text:p>
          </table:table-cell>
          <table:table-cell table:number-columns-repeated="1014"/>
        </table:table-row>
        <table:table-row table:style-name="ro5">
          <table:table-cell table:style-name="ce4" office:value-type="string">
            <text:p>Part#</text:p>
          </table:table-cell>
          <table:table-cell table:style-name="ce4" office:value-type="string">
            <text:p>Description</text:p>
          </table:table-cell>
          <table:table-cell table:style-name="ce8" office:value-type="string">
            <text:p>Product #</text:p>
          </table:table-cell>
          <table:table-cell table:style-name="ce8" office:value-type="string">
            <text:p>MFR.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Package</text:p>
          </table:table-cell>
          <table:table-cell table:style-name="ce8" office:value-type="string">
            <text:p>QTY</text:p>
          </table:table-cell>
          <table:table-cell table:style-name="ce11" office:value-type="string">
            <text:p>Qty 1</text:p>
          </table:table-cell>
          <table:table-cell table:style-name="ce11" office:value-type="string">
            <text:p>Qty 25</text:p>
          </table:table-cell>
          <table:table-cell table:style-name="ce11" office:value-type="string">
            <text:p>Qty 100</text:p>
          </table:table-cell>
          <table:table-cell table:style-name="ce8" office:value-type="string">
            <text:p>Dist.</text:p>
          </table:table-cell>
          <table:table-cell table:style-name="ce5" table:number-columns-repeated="1013"/>
        </table:table-row>
        <table:table-row table:style-name="ro5">
          <table:table-cell office:value-type="string">
            <text:p>PCB</text:p>
          </table:table-cell>
          <table:table-cell office:value-type="string">
            <text:p>4 Layer Circuit Board</text:p>
          </table:table-cell>
          <table:table-cell office:value-type="string">
            <text:p>PCB</text:p>
          </table:table-cell>
          <table:table-cell office:value-type="string">
            <text:p>China</text:p>
          </table:table-cell>
          <table:table-cell office:value-type="string">
            <text:p>5cm x 2.5cm</text:p>
          </table:table-cell>
          <table:table-cell/>
          <table:table-cell office:value-type="float" office:value="1">
            <text:p>1</text:p>
          </table:table-cell>
          <table:table-cell table:formula="of:=50/20" office:value-type="float" office:value="2.5">
            <text:p>2.500</text:p>
          </table:table-cell>
          <table:table-cell table:formula="of:=90/100" office:value-type="float" office:value="0.9">
            <text:p>0.900</text:p>
          </table:table-cell>
          <table:table-cell table:formula="of:=120/200" office:value-type="float" office:value="0.6">
            <text:p>0.600</text:p>
          </table:table-cell>
          <table:table-cell table:number-columns-repeated="1014"/>
        </table:table-row>
        <table:table-row table:style-name="ro5">
          <table:table-cell office:value-type="string">
            <text:p>U3</text:p>
          </table:table-cell>
          <table:table-cell office:value-type="string">
            <text:p>Avalon ASIC chip</text:p>
          </table:table-cell>
          <table:table-cell office:value-type="string">
            <text:p>AVALON</text:p>
          </table:table-cell>
          <table:table-cell office:value-type="string">
            <text:p>Avalon</text:p>
          </table:table-cell>
          <table:table-cell/>
          <table:table-cell office:value-type="string">
            <text:p>QFN4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.000</text:p>
          </table:table-cell>
          <table:table-cell office:value-type="string">
            <text:p>Avalon</text:p>
          </table:table-cell>
          <table:table-cell table:number-columns-repeated="1013"/>
        </table:table-row>
        <table:table-row table:style-name="ro5">
          <table:table-cell office:value-type="string">
            <text:p>U2</text:p>
          </table:table-cell>
          <table:table-cell office:value-type="string">
            <text:p>USB Micro Controller</text:p>
          </table:table-cell>
          <table:table-cell office:value-type="string">
            <text:p>PIC16LF1459-I/SS</text:p>
          </table:table-cell>
          <table:table-cell office:value-type="string">
            <text:p>Microchip</text:p>
          </table:table-cell>
          <table:table-cell/>
          <table:table-cell office:value-type="string">
            <text:p>TSSOP-20</text:p>
          </table:table-cell>
          <table:table-cell office:value-type="float" office:value="1">
            <text:p>1</text:p>
          </table:table-cell>
          <table:table-cell office:value-type="float" office:value="1.62">
            <text:p>1.620</text:p>
          </table:table-cell>
          <table:table-cell office:value-type="float" office:value="1.48">
            <text:p>1.480</text:p>
          </table:table-cell>
          <table:table-cell office:value-type="float" office:value="1.34">
            <text:p>1.34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5">
          <table:table-cell office:value-type="string">
            <text:p>U1</text:p>
          </table:table-cell>
          <table:table-cell office:value-type="string">
            <text:p>1.2V, 2A Buck Step Down Regulator</text:p>
          </table:table-cell>
          <table:table-cell office:value-type="string">
            <text:p>AP6502A</text:p>
          </table:table-cell>
          <table:table-cell office:value-type="string">
            <text:p>Diodes Inc.</text:p>
          </table:table-cell>
          <table:table-cell office:value-type="string">
            <text:p>2A</text:p>
          </table:table-cell>
          <table:table-cell office:value-type="string">
            <text:p>SOIC-8</text:p>
          </table:table-cell>
          <table:table-cell office:value-type="float" office:value="1">
            <text:p>1</text:p>
          </table:table-cell>
          <table:table-cell office:value-type="float" office:value="0.93">
            <text:p>0.930</text:p>
          </table:table-cell>
          <table:table-cell office:value-type="float" office:value="0.728">
            <text:p>0.728</text:p>
          </table:table-cell>
          <table:table-cell office:value-type="float" office:value="0.351">
            <text:p>0.351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U4</text:p>
          </table:table-cell>
          <table:table-cell office:value-type="string">
            <text:p>3.3V, 250mA LDO Regulator</text:p>
          </table:table-cell>
          <table:table-cell office:value-type="string">
            <text:p>MCP1700T-3302E/TT</text:p>
          </table:table-cell>
          <table:table-cell office:value-type="string">
            <text:p>Microchip</text:p>
          </table:table-cell>
          <table:table-cell office:value-type="string">
            <text:p>250mA</text:p>
          </table:table-cell>
          <table:table-cell office:value-type="string">
            <text:p>SOT-23</text:p>
          </table:table-cell>
          <table:table-cell office:value-type="float" office:value="1">
            <text:p>1</text:p>
          </table:table-cell>
          <table:table-cell office:value-type="float" office:value="0.4">
            <text:p>0.400</text:p>
          </table:table-cell>
          <table:table-cell office:value-type="float" office:value="0.31">
            <text:p>0.310</text:p>
          </table:table-cell>
          <table:table-cell office:value-type="float" office:value="0.28">
            <text:p>0.28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5">
          <table:table-cell office:value-type="string">
            <text:p>U4</text:p>
          </table:table-cell>
          <table:table-cell office:value-type="string">
            <text:p>Alternate: AP7313-33 <text:s/>LDO Regulator</text:p>
          </table:table-cell>
          <table:table-cell office:value-type="string">
            <text:p>AP7313-33</text:p>
          </table:table-cell>
          <table:table-cell office:value-type="string">
            <text:p>Diodes Inc.</text:p>
          </table:table-cell>
          <table:table-cell office:value-type="string">
            <text:p>150mA</text:p>
          </table:table-cell>
          <table:table-cell office:value-type="string">
            <text:p>SOT-23R</text:p>
          </table:table-cell>
          <table:table-cell office:value-type="float" office:value="0">
            <text:p>0</text:p>
          </table:table-cell>
          <table:table-cell office:value-type="float" office:value="0.45">
            <text:p>0.450</text:p>
          </table:table-cell>
          <table:table-cell office:value-type="float" office:value="0.301">
            <text:p>0.301</text:p>
          </table:table-cell>
          <table:table-cell office:value-type="float" office:value="0.204">
            <text:p>0.20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U5</text:p>
          </table:table-cell>
          <table:table-cell office:value-type="string">
            <text:p>1.2V, 600mA LDO Regulator</text:p>
          </table:table-cell>
          <table:table-cell office:value-type="string">
            <text:p>AP7217D-12YG-13</text:p>
          </table:table-cell>
          <table:table-cell office:value-type="string">
            <text:p>Diodes Inc.</text:p>
          </table:table-cell>
          <table:table-cell office:value-type="string">
            <text:p>600mA</text:p>
          </table:table-cell>
          <table:table-cell office:value-type="string">
            <text:p>SOT-89-3L</text:p>
          </table:table-cell>
          <table:table-cell office:value-type="float" office:value="1">
            <text:p>1</text:p>
          </table:table-cell>
          <table:table-cell office:value-type="float" office:value="0.49">
            <text:p>0.490</text:p>
          </table:table-cell>
          <table:table-cell office:value-type="float" office:value="0.36">
            <text:p>0.360</text:p>
          </table:table-cell>
          <table:table-cell office:value-type="float" office:value="0.309">
            <text:p>0.309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X1</text:p>
          </table:table-cell>
          <table:table-cell office:value-type="string">
            <text:p>Oscillator</text:p>
          </table:table-cell>
          <table:table-cell office:value-type="string">
            <text:p>ASDMB-32.0</text:p>
          </table:table-cell>
          <table:table-cell office:value-type="string">
            <text:p>Abracon</text:p>
          </table:table-cell>
          <table:table-cell office:value-type="string">
            <text:p>32MHz</text:p>
          </table:table-cell>
          <table:table-cell office:value-type="string">
            <text:p>QFN4</text:p>
          </table:table-cell>
          <table:table-cell office:value-type="float" office:value="1">
            <text:p>1</text:p>
          </table:table-cell>
          <table:table-cell office:value-type="float" office:value="1.69">
            <text:p>1.690</text:p>
          </table:table-cell>
          <table:table-cell office:value-type="float" office:value="1.43">
            <text:p>1.430</text:p>
          </table:table-cell>
          <table:table-cell office:value-type="float" office:value="1.01">
            <text:p>1.010</text:p>
          </table:table-cell>
          <table:table-cell office:value-type="string">
            <text:p>Digikey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6">
          <table:table-cell office:value-type="string">
            <text:p>D1</text:p>
          </table:table-cell>
          <table:table-cell office:value-type="string">
            <text:p>Schottky Diode, Low Vf</text:p>
          </table:table-cell>
          <table:table-cell office:value-type="string">
            <text:p>SL02-GS08</text:p>
          </table:table-cell>
          <table:table-cell office:value-type="string">
            <text:p>Vishay</text:p>
          </table:table-cell>
          <table:table-cell office:value-type="string">
            <text:p>1A, 30V</text:p>
          </table:table-cell>
          <table:table-cell office:value-type="string">
            <text:p>DO-219AB</text:p>
          </table:table-cell>
          <table:table-cell office:value-type="float" office:value="1">
            <text:p>1</text:p>
          </table:table-cell>
          <table:table-cell office:value-type="float" office:value="0.22">
            <text:p>0.220</text:p>
          </table:table-cell>
          <table:table-cell office:value-type="float" office:value="0.19">
            <text:p>0.190</text:p>
          </table:table-cell>
          <table:table-cell office:value-type="float" office:value="0.17">
            <text:p>0.1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L1</text:p>
          </table:table-cell>
          <table:table-cell office:value-type="string">
            <text:p>Power Inductor</text:p>
          </table:table-cell>
          <table:table-cell office:value-type="string">
            <text:p>SRN4018-3R3M</text:p>
          </table:table-cell>
          <table:table-cell office:value-type="string">
            <text:p>Bourns</text:p>
          </table:table-cell>
          <table:table-cell office:value-type="string">
            <text:p>3.3uH, 2.2A</text:p>
          </table:table-cell>
          <table:table-cell office:value-type="string">
            <text:p>4x4mm</text:p>
          </table:table-cell>
          <table:table-cell office:value-type="float" office:value="1">
            <text:p>1</text:p>
          </table:table-cell>
          <table:table-cell office:value-type="float" office:value="0.32">
            <text:p>0.320</text:p>
          </table:table-cell>
          <table:table-cell office:value-type="float" office:value="0.275">
            <text:p>0.275</text:p>
          </table:table-cell>
          <table:table-cell office:value-type="float" office:value="0.25">
            <text:p>0.25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C1,C9-11</text:p>
          </table:table-cell>
          <table:table-cell office:value-type="string">
            <text:p>Ceramic Capacitor</text:p>
          </table:table-cell>
          <table:table-cell office:value-type="string">
            <text:p>C1608X5R0J106M</text:p>
          </table:table-cell>
          <table:table-cell office:value-type="string">
            <text:p>TDK</text:p>
          </table:table-cell>
          <table:table-cell office:value-type="string">
            <text:p>10uF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table:number-columns-repeated="2" office:value-type="float" office:value="0.12">
            <text:p>0.120</text:p>
          </table:table-cell>
          <table:table-cell office:value-type="float" office:value="0.095">
            <text:p>0.09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2,C8</text:p>
          </table:table-cell>
          <table:table-cell office:value-type="string">
            <text:p>Ceramic Capacitor</text:p>
          </table:table-cell>
          <table:table-cell office:value-type="string">
            <text:p>GRM188R61C104KA01D</text:p>
          </table:table-cell>
          <table:table-cell office:value-type="string">
            <text:p>Murata</text:p>
          </table:table-cell>
          <table:table-cell office:value-type="string">
            <text:p>0.1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1">
            <text:p>0.100</text:p>
          </table:table-cell>
          <table:table-cell office:value-type="float" office:value="0.015">
            <text:p>0.015</text:p>
          </table:table-cell>
          <table:table-cell office:value-type="float" office:value="0.014">
            <text:p>0.01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3-4</text:p>
          </table:table-cell>
          <table:table-cell office:value-type="string">
            <text:p>Ceramic Capacitor</text:p>
          </table:table-cell>
          <table:table-cell office:value-type="string">
            <text:p>GRM188R71E683KA01J</text:p>
          </table:table-cell>
          <table:table-cell office:value-type="string">
            <text:p>Murata</text:p>
          </table:table-cell>
          <table:table-cell office:value-type="string">
            <text:p>6.8n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2">
            <text:p>0.200</text:p>
          </table:table-cell>
          <table:table-cell office:value-type="float" office:value="0.027">
            <text:p>0.027</text:p>
          </table:table-cell>
          <table:table-cell office:value-type="float" office:value="0.018">
            <text:p>0.01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5-6</text:p>
          </table:table-cell>
          <table:table-cell office:value-type="string">
            <text:p>Ceramic Capacitor</text:p>
          </table:table-cell>
          <table:table-cell office:value-type="string">
            <text:p>C1608X5R0J226M</text:p>
          </table:table-cell>
          <table:table-cell office:value-type="string">
            <text:p>TDK</text:p>
          </table:table-cell>
          <table:table-cell office:value-type="string">
            <text:p>22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15">
            <text:p>0.150</text:p>
          </table:table-cell>
          <table:table-cell office:value-type="float" office:value="0.117">
            <text:p>0.117</text:p>
          </table:table-cell>
          <table:table-cell office:value-type="float" office:value="0.106">
            <text:p>0.10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7</text:p>
          </table:table-cell>
          <table:table-cell office:value-type="string">
            <text:p>Ceramic Capacitor</text:p>
          </table:table-cell>
          <table:table-cell office:value-type="string">
            <text:p>VJ0402Y103KXXAC</text:p>
          </table:table-cell>
          <table:table-cell office:value-type="string">
            <text:p>Vishay</text:p>
          </table:table-cell>
          <table:table-cell office:value-type="string">
            <text:p>0.01uF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12-22</text:p>
          </table:table-cell>
          <table:table-cell office:value-type="string">
            <text:p>Ceramic Capacitor</text:p>
          </table:table-cell>
          <table:table-cell office:value-type="string">
            <text:p>C1005X7S1A474K</text:p>
          </table:table-cell>
          <table:table-cell office:value-type="string">
            <text:p>TDK</text:p>
          </table:table-cell>
          <table:table-cell office:value-type="string">
            <text:p>0.47uF</text:p>
          </table:table-cell>
          <table:table-cell office:value-type="string">
            <text:p>0402</text:p>
          </table:table-cell>
          <table:table-cell office:value-type="float" office:value="11">
            <text:p>11</text:p>
          </table:table-cell>
          <table:table-cell office:value-type="float" office:value="0.02">
            <text:p>0.020</text:p>
          </table:table-cell>
          <table:table-cell office:value-type="float" office:value="0.017">
            <text:p>0.017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R1</text:p>
          </table:table-cell>
          <table:table-cell office:value-type="string">
            <text:p>Thick Film Resistor</text:p>
          </table:table-cell>
          <table:table-cell office:value-type="string">
            <text:p>ERJ-3EKF3001V</text:p>
          </table:table-cell>
          <table:table-cell office:value-type="string">
            <text:p>Panasonic</text:p>
          </table:table-cell>
          <table:table-cell office:value-type="string">
            <text:p>3K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</text:p>
          </table:table-cell>
          <table:table-cell office:value-type="string">
            <text:p>Thick Film Resistor</text:p>
          </table:table-cell>
          <table:table-cell office:value-type="string">
            <text:p>ERJ-3EKF1002V</text:p>
          </table:table-cell>
          <table:table-cell office:value-type="string">
            <text:p>Panasonic</text:p>
          </table:table-cell>
          <table:table-cell office:value-type="string">
            <text:p>10K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3</text:p>
          </table:table-cell>
          <table:table-cell office:value-type="string">
            <text:p>Thick Film Resistor</text:p>
          </table:table-cell>
          <table:table-cell office:value-type="string">
            <text:p>ERJ-3EKF3241V</text:p>
          </table:table-cell>
          <table:table-cell office:value-type="string">
            <text:p>Panasonic</text:p>
          </table:table-cell>
          <table:table-cell office:value-type="string">
            <text:p>3.24K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4-5</text:p>
          </table:table-cell>
          <table:table-cell office:value-type="string">
            <text:p>Thick Film Resistor</text:p>
          </table:table-cell>
          <table:table-cell office:value-type="string">
            <text:p>ERJ-3EKF2201V</text:p>
          </table:table-cell>
          <table:table-cell office:value-type="string">
            <text:p>Panasonic</text:p>
          </table:table-cell>
          <table:table-cell office:value-type="string">
            <text:p>1K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6</text:p>
          </table:table-cell>
          <table:table-cell office:value-type="string">
            <text:p>Thick Film Resistor</text:p>
          </table:table-cell>
          <table:table-cell office:value-type="string">
            <text:p>ERJ-2RKF1003X</text:p>
          </table:table-cell>
          <table:table-cell office:value-type="string">
            <text:p>Panasonic</text:p>
          </table:table-cell>
          <table:table-cell office:value-type="string">
            <text:p>100K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4"/>
          <table:table-cell table:style-name="ce7" office:value-type="string">
            <text:p>TOTAL</text:p>
          </table:table-cell>
          <table:table-cell table:style-name="ce7" office:value-type="string">
            <text:p>PER BOARD</text:p>
          </table:table-cell>
          <table:table-cell table:formula="of:=SUM([.G6:.G29])" office:value-type="float" office:value="37">
            <text:p>37</text:p>
          </table:table-cell>
          <table:table-cell table:style-name="ce12" table:formula="of:=SUMPRODUCT([.$G6:.$G29];[.H6:.H29])" office:value-type="float" office:value="10.215">
            <text:p>10.22</text:p>
          </table:table-cell>
          <table:table-cell table:style-name="ce12" table:formula="of:=SUMPRODUCT([.$G6:.$G29];[.I6:.I29])" office:value-type="float" office:value="6.794">
            <text:p>6.79</text:p>
          </table:table-cell>
          <table:table-cell table:style-name="ce12" table:formula="of:=SUMPRODUCT([.$G6:.$G29];[.J6:.J29])" office:value-type="float" office:value="5.164">
            <text:p>5.16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5"/>
          <table:table-cell table:style-name="Default"/>
          <table:table-cell/>
          <table:table-cell table:style-name="ce10" table:number-columns-repeated="3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style-name="ce5"/>
          <table:table-cell table:number-columns-repeated="1023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style-name="ce5"/>
          <table:table-cell table:number-columns-repeated="1023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style-name="ce5"/>
          <table:table-cell table:number-columns-repeated="1023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2"/>
          <table:table-cell table:style-name="Default" table:number-columns-repeated="5"/>
          <table:table-cell table:style-name="ce13" table:number-columns-repeated="3"/>
          <table:table-cell table:style-name="Default"/>
          <table:table-cell table:number-columns-repeated="1013"/>
        </table:table-row>
        <table:table-row table:style-name="ro5" table:number-rows-repeated="1048499">
          <table:table-cell table:number-columns-repeated="1024"/>
        </table:table-row>
        <table:table-row table:style-name="ro4" table:number-rows-repeated="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scale-to-X="1" style:scale-to-Y="1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3-04-19T15:54:15</meta:creation-date>
    <dc:date>2013-05-15T21:58:31</dc:date>
    <dc:creator>chris </dc:creator>
    <meta:editing-duration>P2DT6H16M22S</meta:editing-duration>
    <meta:editing-cycles>223</meta:editing-cycles>
    <meta:generator>LibreOffice/3.5$Linux_x86 LibreOffice_project/350m1$Build-2</meta:generator>
    <meta:document-statistic meta:table-count="3" meta:cell-count="249" meta:object-count="0"/>
  </office:meta>
</office:document-meta>
</file>